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49000000C332ED16BE.png" manifest:media-type="image/png"/>
  <manifest:file-entry manifest:full-path="Pictures/10000001000003A2000001C66AEF5DBA.png" manifest:media-type="image/png"/>
  <manifest:file-entry manifest:full-path="Pictures/1000000100000298000000C868D8E8F5.png" manifest:media-type="image/png"/>
  <manifest:file-entry manifest:full-path="Pictures/10000001000003150000003EC920F73A.png" manifest:media-type="image/png"/>
  <manifest:file-entry manifest:full-path="Pictures/1000000100000315000000F4673F86B6.png" manifest:media-type="image/png"/>
  <manifest:file-entry manifest:full-path="Pictures/1000000100000318000000AB21C66B7C.png" manifest:media-type="image/png"/>
  <manifest:file-entry manifest:full-path="Pictures/1000000100000315000001427FEB91F4.png" manifest:media-type="image/png"/>
  <manifest:file-entry manifest:full-path="Pictures/100000010000022A000000DC21E7FFB6.png" manifest:media-type="image/png"/>
  <manifest:file-entry manifest:full-path="Pictures/100000010000030D0000007E330561BA.png" manifest:media-type="image/png"/>
  <manifest:file-entry manifest:full-path="Pictures/100000010000028500000050866FE7E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, 'DejaVu Sans'" style:font-family-generic="swiss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, 'Droid Sans Fallback'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rsid="0001cab6" officeooo:paragraph-rsid="0001cab6"/>
    </style:style>
    <style:style style:name="P2" style:family="paragraph" style:parent-style-name="Standard">
      <style:text-properties officeooo:rsid="00021853" officeooo:paragraph-rsid="00021853"/>
    </style:style>
    <style:style style:name="P3" style:family="paragraph" style:parent-style-name="Standard">
      <style:text-properties officeooo:rsid="000293d3" officeooo:paragraph-rsid="000293d3"/>
    </style:style>
    <style:style style:name="P4" style:family="paragraph" style:parent-style-name="Standard">
      <style:text-properties officeooo:rsid="0002b7ae" officeooo:paragraph-rsid="0002b7ae"/>
    </style:style>
    <style:style style:name="P5" style:family="paragraph" style:parent-style-name="Standard">
      <style:text-properties officeooo:rsid="00044259" officeooo:paragraph-rsid="00044259"/>
    </style:style>
    <style:style style:name="T1" style:family="text">
      <style:text-properties officeooo:rsid="00024177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#ffffff" draw:fill="solid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Изображение2" text:anchor-type="as-char" svg:width="14.64cm" svg:height="1.815cm" draw:z-index="0"><draw:image xlink:href="Pictures/100000010000028500000050866FE7ED.png" xlink:type="simple" xlink:show="embed" xlink:actuate="onLoad" draw:mime-type="image/png"/></draw:frame></text:p>
      <text:p text:style-name="P1"><draw:frame draw:style-name="fr2" draw:name="Изображение1" text:anchor-type="char" svg:width="14.649cm" svg:height="5.816cm" draw:z-index="1"><draw:image xlink:href="Pictures/100000010000022A000000DC21E7FFB6.png" xlink:type="simple" xlink:show="embed" xlink:actuate="onLoad" draw:mime-type="image/png"/></draw:frame>в</text:p>
      <text:p text:style-name="P1">ffdfdfdfd</text:p>
      <text:p text:style-name="P1">fd</text:p>
      <text:p text:style-name="P1"><draw:frame draw:style-name="fr3" draw:name="Изображение5" text:anchor-type="char" svg:width="14.651cm" svg:height="5.978cm" draw:z-index="3"><draw:image xlink:href="Pictures/1000000100000315000001427FEB91F4.png" xlink:type="simple" xlink:show="embed" xlink:actuate="onLoad" draw:mime-type="image/png"/></draw:frame></text:p>
      <text:p text:style-name="P1"><draw:frame draw:style-name="fr3" draw:name="Изображение3" text:anchor-type="char" svg:width="14.651cm" svg:height="4.53cm" draw:z-index="2"><draw:image xlink:href="Pictures/1000000100000315000000F4673F86B6.png" xlink:type="simple" xlink:show="embed" xlink:actuate="onLoad" draw:mime-type="image/png"/></draw:frame>sdfsdf</text:p>
      <text:p text:style-name="P1"/>
      <text:p text:style-name="P1"/>
      <text:p text:style-name="P2"><draw:frame draw:style-name="fr3" draw:name="Изображение4" text:anchor-type="char" svg:width="14.651cm" svg:height="1.15cm" draw:z-index="4"><draw:image xlink:href="Pictures/10000001000003150000003EC920F73A.png" xlink:type="simple" xlink:show="embed" xlink:actuate="onLoad" draw:mime-type="image/png"/></draw:frame>fd</text:p>
      <text:p text:style-name="P2"><draw:frame draw:style-name="fr3" draw:name="Изображение6" text:anchor-type="char" svg:width="14.651cm" svg:height="4.413cm" draw:z-index="5"><draw:image xlink:href="Pictures/1000000100000298000000C868D8E8F5.png" xlink:type="simple" xlink:show="embed" xlink:actuate="onLoad" draw:mime-type="image/png"/></draw:frame><text:soft-page-break/>fg<text:span text:style-name="T1">f</text:span></text:p>
      <text:p text:style-name="P2"><draw:frame draw:style-name="fr3" draw:name="Изображение7" text:anchor-type="char" svg:width="14.651cm" svg:height="7.151cm" draw:z-index="6"><draw:image xlink:href="Pictures/10000001000003A2000001C66AEF5DBA.png" xlink:type="simple" xlink:show="embed" xlink:actuate="onLoad" draw:mime-type="image/png"/></draw:frame></text:p>
      <text:p text:style-name="P3">fsd</text:p>
      <text:p text:style-name="P4"><draw:frame draw:style-name="fr3" draw:name="Изображение8" text:anchor-type="char" svg:width="14.651cm" svg:height="3.161cm" draw:z-index="7"><draw:image xlink:href="Pictures/1000000100000318000000AB21C66B7C.png" xlink:type="simple" xlink:show="embed" xlink:actuate="onLoad" draw:mime-type="image/png"/></draw:frame>f</text:p>
      <text:p text:style-name="P5"><draw:frame draw:style-name="fr3" draw:name="Изображение9" text:anchor-type="char" svg:width="14.651cm" svg:height="3.395cm" draw:z-index="8"><draw:image xlink:href="Pictures/1000000100000349000000C332ED16BE.png" xlink:type="simple" xlink:show="embed" xlink:actuate="onLoad" draw:mime-type="image/png"/></draw:frame>dfs</text:p>
      <text:p text:style-name="P5"><draw:frame draw:style-name="fr3" draw:name="Изображение10" text:anchor-type="char" svg:width="14.651cm" svg:height="2.364cm" draw:z-index="9"><draw:image xlink:href="Pictures/100000010000030D0000007E330561B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, 'DejaVu Sans'" style:font-family-generic="swiss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, 'Droid Sans Fallback'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ru" fo:country="RU" style:font-name-asian="Noto Serif CJK SC" style:font-size-asian="10.5pt" style:language-asian="zh" style:country-asian="CN" style:font-name-complex="Noto Sans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fo:hyphenation-keep="auto" loext:hyphenation-keep-type="column" style:writing-mode="lr-tb"/>
      <style:text-properties style:use-window-font-color="true" loext:opacity="0%" style:font-name="Calibri" fo:font-family="Calibri, 'DejaVu Sans'" style:font-family-generic="swiss" fo:font-size="10pt" fo:language="en" fo:country="US" style:font-name-asian="SimSun" style:font-family-asian="SimSun, 'Droid Sans Fallback'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Noto Sans Devanagari" style:font-family-complex="'Noto Sans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1" style:font-family-complex="'Noto Sans Devanagari'" style:font-family-generic-complex="swiss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1</meta:initial-creator>
    <meta:creation-date>2025-03-04T20:57:40</meta:creation-date>
    <dc:date>2025-03-04T21:38:10.491925301</dc:date>
    <meta:editing-cycles>8</meta:editing-cycles>
    <meta:editing-duration>P12DT8H36M58S</meta:editing-duration>
    <meta:generator>LibreOffice/24.8.4.2$Linux_X86_64 LibreOffice_project/480$Build-2</meta:generator>
    <meta:document-statistic meta:table-count="0" meta:image-count="10" meta:object-count="0" meta:page-count="2" meta:paragraph-count="10" meta:word-count="9" meta:character-count="30" meta:non-whitespace-character-count="30"/>
    <meta:user-defined meta:name="KSOProductBuildVer">1033-10.1.0.6757</meta:user-defined>
  </office:meta>
</office:document-meta>
</file>